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1de2ee" officeooo:paragraph-rsid="001de2ee" style:font-size-asian="18pt" style:font-size-complex="18pt"/>
    </style:style>
    <style:style style:name="P2" style:family="paragraph" style:parent-style-name="Standard">
      <style:text-properties fo:font-size="13pt" officeooo:rsid="001de2ee" officeooo:paragraph-rsid="001de2ee" style:font-size-asian="13pt" style:font-size-complex="13pt"/>
    </style:style>
    <style:style style:name="T1" style:family="text">
      <style:text-properties officeooo:rsid="0020ea70"/>
    </style:style>
    <style:style style:name="T2" style:family="text">
      <style:text-properties officeooo:rsid="0021fbfe"/>
    </style:style>
    <style:style style:name="T3" style:family="text">
      <style:text-properties fo:font-size="26pt" style:font-size-asian="26pt" style:font-size-complex="26pt"/>
    </style:style>
    <style:style style:name="T4" style:family="text">
      <style:text-properties fo:font-size="13pt" style:font-size-asian="13pt" style:font-size-complex="13pt"/>
    </style:style>
    <style:style style:name="T5" style:family="text">
      <style:text-properties fo:font-size="13pt" officeooo:rsid="001e836f" style:font-size-asian="13pt" style:font-size-complex="13pt"/>
    </style:style>
    <style:style style:name="T6" style:family="text">
      <style:text-properties fo:font-size="13pt" officeooo:rsid="00221c26"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T</text:span><text:span text:style-name="T4">ruth is overrated. It is debatable whether or not someone deserves to know the truth. Sometimes it seems as if life would have been much better if we were unaware of </text:span><text:span text:style-name="T6">some of the truthful facts</text:span><text:span text:style-name="T4">. It only seems fair that we take comfort under the </text:span><text:span text:style-name="T5">too-good-to-be true shelter of falsehood. Lies are comforting you know. In order not to feel sad people comfort you with little white lies(these are harmless). Some lies are said to protect oneself of resentment from other people. Some lies are told just for spite. Truth is the needle which burst the lie bubble that protected you all along.</text:span></text:p>
      <text:p text:style-name="P2"><text:tab/><text:span text:style-name="T1">The truth stares you right between the eyes and demands an explanation. Why did you do what you did? Was it your choice or was it so that you were caught in the “situation”. Why is it that your heart melts only for one individual? Truth is the remedy to securing every relation. But what if a relation is laid on the platform of lies? Let me tell you what truth does to your ‘home sweet home’, it causes soil erosion. The joint endeavor of establishing the loving house is, all of a sudden, meaningless. You are left homeless and stranded in the sea of emotions. </text:span></text:p>
      <text:p text:style-name="P2"><text:tab/><text:tab/><text:span text:style-name="T2">But, sometimes lies are good. They make people happy and they are okay as long as no one is harmed with a lifetime of trust issues. Like why to ruin Christmas for someone by saying that there isn’t a Santa. Or a easter bunny for that matter. There are already many harsh, unjust truths to be faced by the kid when it grows up. Why add another one and become the devil in her eyes. Let her be happ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0T01:05:12.277596545</meta:creation-date>
    <dc:date>2018-09-22T14:07:54.841524720</dc:date>
    <meta:editing-duration>PT25M52S</meta:editing-duration>
    <meta:editing-cycles>5</meta:editing-cycles>
    <meta:generator>LibreOffice/5.1.6.2$Linux_X86_64 LibreOffice_project/10m0$Build-2</meta:generator>
    <meta:document-statistic meta:table-count="0" meta:image-count="0" meta:object-count="0" meta:page-count="1" meta:paragraph-count="3" meta:word-count="289" meta:character-count="1552" meta:non-whitespace-character-count="1261"/>
  </office:meta>
</office:document-meta>
</file>